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1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.B1" style:family="table-cell">
      <style:table-cell-properties style:vertical-align="" fo:padding="0.0694in" fo:border-left="1pt solid #000000" fo:border-right="none" fo:border-top="1pt solid #000000" fo:border-bottom="1pt solid #000000"/>
    </style:style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1.9479in"/>
    </style:style>
    <style:style style:name="Table2.B" style:family="table-column">
      <style:table-column-properties style:column-width="4.30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2.B1" style:family="table-cell">
      <style:table-cell-properties style:vertical-align="" fo:padding="0.0694in" fo:border-left="1pt solid #000000" fo:border-right="none" fo:border-top="1pt solid #000000" fo:border-bottom="1pt solid #000000"/>
    </style:style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2.5313in"/>
    </style:style>
    <style:style style:name="Table3.B" style:family="table-column">
      <style:table-column-properties style:column-width="3.7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3.B1" style:family="table-cell">
      <style:table-cell-properties style:vertical-align="" fo:padding="0.0694in" fo:border-left="1pt solid #000000" fo:border-right="none" fo:border-top="1pt solid #000000" fo:border-bottom="1pt solid #000000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2.6042in"/>
    </style:style>
    <style:style style:name="Table4.B" style:family="table-column">
      <style:table-column-properties style:column-width="3.6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4.B1" style:family="table-cell">
      <style:table-cell-properties style:vertical-align="" fo:padding="0.0694in" fo:border-left="1pt solid #000000" fo:border-right="none" fo:border-top="1pt solid #000000" fo:border-bottom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orphans="0" fo:widows="0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line-height="115%"/>
      <style:text-properties fo:font-size="6pt" style:font-size-asian="6pt" style:font-size-complex="6pt"/>
    </style:style>
    <style:style style:name="P5" style:family="paragraph" style:parent-style-name="Standard">
      <style:text-properties style:font-name="Ubuntu Mono" fo:font-weight="bold" style:font-name-asian="Ubuntu Mono1" style:font-weight-asian="bold" style:font-name-complex="Ubuntu Mono1"/>
    </style:style>
    <style:style style:name="P6" style:family="paragraph" style:parent-style-name="Standard">
      <style:paragraph-properties fo:line-height="115%"/>
      <style:text-properties style:font-name="Ubuntu Mono" fo:font-weight="bold" style:font-name-asian="Ubuntu Mono1" style:font-weight-asian="bold" style:font-name-complex="Ubuntu Mono1"/>
    </style:style>
    <style:style style:name="P7" style:family="paragraph" style:parent-style-name="Standard">
      <style:paragraph-properties fo:line-height="115%" fo:orphans="0" fo:widows="0"/>
      <style:text-properties style:font-name="Ubuntu Mono" fo:font-weight="bold" style:font-name-asian="Ubuntu Mono1" style:font-weight-asian="bold" style:font-name-complex="Ubuntu Mono1"/>
    </style:style>
    <style:style style:name="P8" style:family="paragraph" style:parent-style-name="Standard">
      <style:paragraph-properties fo:line-height="115%"/>
      <style:text-properties style:font-name="Ubuntu Mono" style:font-name-asian="Ubuntu Mono1" style:font-name-complex="Ubuntu Mono1"/>
    </style:style>
    <style:style style:name="P9" style:family="paragraph" style:parent-style-name="Standard">
      <style:paragraph-properties fo:line-height="115%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Heading_20_2">
      <style:paragraph-properties fo:line-height="115%"/>
    </style:style>
    <style:style style:name="P11" style:family="paragraph" style:parent-style-name="Title">
      <style:paragraph-properties fo:line-height="115%" fo:text-align="center" style:justify-single-word="false"/>
    </style:style>
    <style:style style:name="P12" style:family="paragraph" style:parent-style-name="Title" style:master-page-name="Standard">
      <style:paragraph-properties fo:line-height="115%" fo:text-align="center" style:justify-single-word="false" style:page-number="1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 Mono" fo:font-weight="bold" style:font-name-asian="Ubuntu Mono1" style:font-weight-asian="bold" style:font-name-complex="Ubuntu Mono1"/>
    </style:style>
    <style:style style:name="T3" style:family="text">
      <style:text-properties style:font-name="Ubuntu Mono" style:font-name-asian="Ubuntu Mono1" style:font-name-complex="Ubuntu Mono1"/>
    </style:style>
    <style:style style:name="T4" style:family="text">
      <style:text-properties style:font-name="Ubuntu Mono" style:text-underline-style="solid" style:text-underline-width="auto" style:text-underline-color="font-color" fo:font-weight="bold" style:font-name-asian="Ubuntu Mono1" style:font-weight-asian="bold" style:font-name-complex="Ubuntu Mono1"/>
    </style:style>
    <style:style style:name="T5" style:family="text">
      <style:text-properties style:font-name="Ubuntu Mono" fo:font-style="italic" style:font-name-asian="Ubuntu Mono1" style:font-style-asian="italic" style:font-name-complex="Ubuntu Mono1"/>
    </style:style>
    <style:style style:name="T6" style:family="text">
      <style:text-properties fo:font-size="6pt" style:font-size-asian="6pt" style:font-size-complex="6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bjth1npew7wf"/>Godot - Skripting</text:p>
      <text:p text:style-name="P11"><text:bookmark text:name="_xokt3viy6bhx"/><text:span text:style-name="T1">Anleitung</text:span></text:p>
      <text:p text:style-name="P10"><text:bookmark text:name="_2coy3ptdc6nz"/>Funktionen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_ready()</text:span></text:p>
          </table:table-cell>
          <table:table-cell table:style-name="Table1.B1" office:value-type="string">
            <text:p text:style-name="P1">Die Funktion <text:span text:style-name="T3">_ready()</text:span> wird aufgerufen, sobald das Objekt instanziiert wird.</text:p>
            <text:p text:style-name="P1"><draw:rect text:anchor-type="as-char" style:rel-width="100%" draw:z-index="0" draw:style-name="gr1" draw:text-style-name="P13" svg:width="0.0012in" svg:height="0.0213in"><text:p/></draw:rect></text:p>
            <text:p text:style-name="P1"><text:span text:style-name="T3">func _ready():</text:span></text:p>
            <text:p text:style-name="P1"><text:span text:style-name="T3"><text:tab/>print(‘ich wurde erstellt’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_process(delta)</text:span></text:p>
            <text:p text:style-name="P2"><text:span text:style-name="T2">_physics_process(delta)</text:span></text:p>
          </table:table-cell>
          <table:table-cell table:style-name="Table1.B1" office:value-type="string">
            <text:p text:style-name="P1">Wird ständig aufgerufen. Delta ist der Zeitabstand zwischen den einzelnen Aufrufen in Sekunden.</text:p>
            <text:p text:style-name="P1"><draw:rect text:anchor-type="as-char" style:rel-width="100%" draw:z-index="1" draw:style-name="gr1" draw:text-style-name="P13" svg:width="0.0012in" svg:height="0.0213in"><text:p/></draw:rect></text:p>
            <text:p text:style-name="P1"><text:span text:style-name="T3">func _process(delta):</text:span></text:p>
            <text:p text:style-name="P1"><text:span text:style-name="T3"><text:s text:c="4"/>position.x += 10 <text:s/># move right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print()</text:span></text:p>
          </table:table-cell>
          <table:table-cell table:style-name="Table1.B1" office:value-type="string">
            <text:p text:style-name="P1">Kann verwendet werden, um Text in der Konsole auszugeben. Sehr praktisch zum Fehler finden.</text:p>
          </table:table-cell>
        </table:table-row>
      </table:table>
      <text:p text:style-name="P10"><text:bookmark text:name="_7mxs44xmbgsz"/>Bewegen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2">move_and_slide(speed)</text:span></text:p>
            <text:p text:style-name="P1"><text:span text:style-name="T2">move_and_collide(speed)</text:span></text:p>
          </table:table-cell>
          <table:table-cell table:style-name="Table2.B1" office:value-type="string">
            <text:p text:style-name="P2">Bewegt das Objekt in Richtung des Vektors “speed”. Wenn das Objekt mit anderen kollidiert, (a) bei <text:span text:style-name="T3">move_and_slide()</text:span> gleitet es entlang dessen Kante, (b) bei <text:span text:style-name="T3">move_and_collide() </text:span>stoppt das Objekt die Bewegung. Dafür den Typ “KinematicBody2D” verwenden.</text:p>
            <text:p text:style-name="P1"><draw:rect text:anchor-type="as-char" style:rel-width="100%" draw:z-index="2" draw:style-name="gr1" draw:text-style-name="P13" svg:width="0.0012in" svg:height="0.0213in"><text:p/></draw:rect></text:p>
            <text:p text:style-name="P1"><text:span text:style-name="T3">var velocity = Vector2(2, 0)</text:span></text:p>
            <text:p text:style-name="P1"><text:span text:style-name="T3">func _physics_process(delta):</text:span></text:p>
            <text:p text:style-name="P1"><text:span text:style-name="T3"><text:s text:c="4"/>var collision = move_and_collide(velocity)</text:span></text:p>
            <text:p text:style-name="P1"><text:span text:style-name="T3"><text:s text:c="4"/># oder:</text:span></text:p>
            <text:p text:style-name="P1"><text:span text:style-name="T3"><text:s text:c="4"/>velocity = move_and_slide(velocity)</text:span></text:p>
            <text:p text:style-name="P2"><draw:rect text:anchor-type="as-char" style:rel-width="100%" draw:z-index="3" draw:style-name="gr1" draw:text-style-name="P13" svg:width="0.0012in" svg:height="0.0213in"><text:p/></draw:rect></text:p>
            <text:p text:style-name="P2">Beispiel: Objekt bewegt sich mit Geschwindigkeit “2” nach rechts (velocity = Vector2(2, 0))</text:p>
          </table:table-cell>
        </table:table-row>
        <table:table-row table:style-name="Table2.1">
          <table:table-cell table:style-name="Table2.A1" office:value-type="string">
            <text:p text:style-name="P1"><text:span text:style-name="T2">position.x</text:span></text:p>
            <text:p text:style-name="P1"><text:span text:style-name="T2">position.y</text:span></text:p>
          </table:table-cell>
          <table:table-cell table:style-name="Table2.B1" office:value-type="string">
            <text:p text:style-name="P2">Die Variable <text:span text:style-name="T3">position</text:span> gibt die Position des Objekts in Pixeln an. Die Position kann geändert werden, um ein Objekt zu bewegen. Möchte man kollidieren können, lieber die Funktionen von oben verwenden.</text:p>
            <text:p text:style-name="P1"><draw:rect text:anchor-type="as-char" style:rel-width="100%" draw:z-index="4" draw:style-name="gr1" draw:text-style-name="P13" svg:width="0.0012in" svg:height="0.0213in"><text:p/></draw:rect></text:p>
            <text:p text:style-name="P1"><text:span text:style-name="T3">func _process(delta):</text:span></text:p>
            <text:p text:style-name="P1"><text:span text:style-name="T3"><text:s text:c="4"/>position.x += 10 <text:s/># move right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rotate()</text:span></text:p>
            <text:p text:style-name="P1"><text:span text:style-name="T2">rotation += …</text:span></text:p>
          </table:table-cell>
          <table:table-cell table:style-name="Table2.B1" office:value-type="string">
            <text:p text:style-name="P2">Ein Objekt kann rotieren. Die Rotation ist relativ zur übergeordneten Szene und wird in Radians angegeben.</text:p>
            <text:p text:style-name="P2"><draw:rect text:anchor-type="as-char" style:rel-width="100%" draw:z-index="5" draw:style-name="gr1" draw:text-style-name="P13" svg:width="0.0012in" svg:height="0.0213in"><text:p/></draw:rect></text:p>
            <text:p text:style-name="P2"><text:span text:style-name="T3">func _process(delta):</text:span></text:p>
            <text:p text:style-name="P2"><text:span text:style-name="T3"><text:s text:c="4"/>rotate(angular_speed*delta)</text:span></text:p>
            <text:p text:style-name="P2"><text:span text:style-name="T3"><text:s text:c="4"/># oder</text:span></text:p>
            <text:p text:style-name="P2"><text:span text:style-name="T3"><text:s text:c="4"/>rotation += angular_speed*delta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Vector2(x, y)</text:span></text:p>
            <text:p text:style-name="P1"><text:span text:style-name="T2">Vector2.ZERO / Vector2.DOWN /</text:span></text:p>
            <text:p text:style-name="P1"><text:span text:style-name="T2">Vector2.RIGHT / Vector2.LEFT /</text:span></text:p>
            <text:p text:style-name="P1"><text:span text:style-name="T2">Vector2.UP</text:span></text:p>
            <text:p text:style-name="P6"/>
          </table:table-cell>
          <table:table-cell table:style-name="Table2.B1" office:value-type="string">
            <text:p text:style-name="P2">Vektoren können zum Beispiel genutzt werden, um die Richtung der Bewegung anzugeben (Geschwindigkeit). <text:span text:style-name="T3">Vector2.RIGHT</text:span> ist der Einheitsvektor (1,0), der nach rechts zeigt.</text:p>
            <text:p text:style-name="P2"><draw:rect text:anchor-type="as-char" style:rel-width="100%" draw:z-index="6" draw:style-name="gr1" draw:text-style-name="P13" svg:width="0.0012in" svg:height="0.0213in"><text:p/></draw:rect></text:p>
            <text:p text:style-name="P1"><text:span text:style-name="T3">var velocity = Vector2(2, 0)</text:span></text:p>
            <text:p text:style-name="P8"/>
            <text:p text:style-name="P2"><text:span text:style-name="T3">func _process(delta):</text:span></text:p>
            <text:p text:style-name="P2"><text:span text:style-name="T3"><text:s text:c="4"/>move_and_slide(velocity)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2">is_on_floor()</text:span></text:p>
            <text:p text:style-name="Standard"><text:span text:style-name="T2">is_on_wall()</text:span></text:p>
            <text:p text:style-name="Standard"><text:span text:style-name="T2">is_on_ceiling()</text:span></text:p>
            <text:p text:style-name="P5"/>
          </table:table-cell>
          <table:table-cell table:style-name="Table2.B1" office:value-type="string">
            <text:p text:style-name="P3">Manchmal möchte man darauf achten, ob man auf dem Boden steht oder nicht. Dafür kann die Funktion <text:span text:style-name="T2">is_on_floor()</text:span> verwendet werden.</text:p>
            <text:p text:style-name="P3">Diese funktioniert aber nur, wenn<text:line-break/><text:span text:style-name="T2">move_and_slide(speed, Vector.UP)</text:span> verwendet wurde.</text:p>
          </table:table-cell>
        </table:table-row>
      </table:table>
      <text:p text:style-name="P10"><text:bookmark text:name="_9uwsqrg8x2k7"/></text:p>
      <text:p text:style-name="P10"><text:bookmark text:name="_dgpa9niinbrx"/>Tastatur verwenden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text:span text:style-name="T4">InputMap</text:span></text:p>
          </table:table-cell>
          <table:table-cell table:style-name="Table3.B1" office:value-type="string">
            <text:p text:style-name="P2">Unter “Project” → “Project Settings…” → “Input Map” können unterschiedliche Actions konfiguriert werden und diesen Actions dann Tasten zugeordnet werden. Z.B. könnte einer Action “Jump” die Taste “Space” zugeordnet werden.</text:p>
          </table:table-cell>
        </table:table-row>
        <table:table-row table:style-name="Table3.1">
          <table:table-cell table:style-name="Table3.A1" office:value-type="string">
            <text:p text:style-name="P1"><text:span text:style-name="T2">Input.is_action_pressed()</text:span></text:p>
            <text:p text:style-name="P1"><text:span text:style-name="T2">Input.is_action_just_pressed()</text:span></text:p>
          </table:table-cell>
          <table:table-cell table:style-name="Table3.B1" office:value-type="string">
            <text:p text:style-name="P2">Mit<text:span text:style-name="T3"> Input.is_action_pressed(“myaction”)</text:span> kann man abfragen, ob eine Taste gedrückt ist. Möchte man nur reagieren, wenn die Taste gerade gedrückt wurde, kann man <text:span text:style-name="T3">Input.is_action_just_pressed(“jump”) </text:span>verwenden.</text:p>
            <text:p text:style-name="P1"><draw:rect text:anchor-type="as-char" style:rel-width="100%" draw:z-index="7" draw:style-name="gr1" draw:text-style-name="P13" svg:width="0.0012in" svg:height="0.0213in"><text:p/></draw:rect><text:span text:style-name="T3">func _process(delta):</text:span></text:p>
            <text:p text:style-name="P1"><text:span text:style-name="T3"><text:s text:c="4"/>if Input.is_action_pressed(“left”):</text:span></text:p>
            <text:p text:style-name="P1"><text:span text:style-name="T3"><text:s text:c="8"/># go left</text:span></text:p>
            <text:p text:style-name="P1"><text:span text:style-name="T3"><text:s text:c="4"/>if Input.is_action_just_pressed(“jump”):</text:span></text:p>
            <text:p text:style-name="P1"><text:span text:style-name="T3"><text:s text:c="8"/># jump</text:span></text:p>
          </table:table-cell>
        </table:table-row>
      </table:table>
      <text:p text:style-name="P10"><text:bookmark text:name="_ejf7l5drwecb"/>Interaktion zwischen Szenen / Nodes</text:p>
      <text:p text:style-name="P9"/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2">get_node(‘</text:span><text:span text:style-name="T5">node name</text:span><text:span text:style-name="T2">’)</text:span></text:p>
            <text:p text:style-name="P1"><text:span text:style-name="T2">get_tree().root.get_node(‘</text:span><text:span text:style-name="T5">path</text:span><text:span text:style-name="T2">’)</text:span></text:p>
          </table:table-cell>
          <table:table-cell table:style-name="Table4.B1" office:value-type="string">
            <text:p text:style-name="P2">Mit <text:span text:style-name="T3">get_node(‘node_name’)</text:span> kann man auf Nodes zugreifen, die sich in der eigenen Szene befinden:</text:p>
            <text:p text:style-name="P1"><draw:rect text:anchor-type="as-char" style:rel-width="100%" draw:z-index="8" draw:style-name="gr1" draw:text-style-name="P13" svg:width="0.0012in" svg:height="0.0213in"><text:p/></draw:rect></text:p>
            <text:p text:style-name="P1"><text:span text:style-name="T3">var my_sprite = get_node(‘Sprite’)</text:span></text:p>
            <text:p text:style-name="P1"><text:span text:style-name="T3">my_sprite.flip_v = true</text:span></text:p>
            <text:p text:style-name="P2"><draw:rect text:anchor-type="as-char" style:rel-width="100%" draw:z-index="9" draw:style-name="gr1" draw:text-style-name="P13" svg:width="0.0012in" svg:height="0.0213in"><text:p/></draw:rect></text:p>
            <text:p text:style-name="P2">Möchte man auf Nodes zugreifen, die sich an einer beliebigen Stelle im Programm befinden, kann man über die Funktion <text:span text:style-name="T3">get_tree().root </text:span>auf die erste Node zugreifen.</text:p>
            <text:p text:style-name="P1"><draw:rect text:anchor-type="as-char" style:rel-width="100%" draw:z-index="10" draw:style-name="gr1" draw:text-style-name="P13" svg:width="0.0012in" svg:height="0.0213in"><text:p/></draw:rect></text:p>
            <text:p text:style-name="P1"><text:span text:style-name="T3">var p = null</text:span></text:p>
            <text:p text:style-name="P1"><text:span text:style-name="T3">p = get_tree().root.get_node(‘Main/Player’)</text:span></text:p>
            <text:p text:style-name="P1"><text:span text:style-name="T3">p.position = Vector2(0, 0) <text:s/># reset Player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4">Szene Instanziieren</text:span></text:p>
            <text:p text:style-name="P7"/>
            <text:p text:style-name="P7"/>
          </table:table-cell>
          <table:table-cell table:style-name="Table4.B1" office:value-type="string">
            <text:p text:style-name="P2">Manchmal möchte man Szenen dynamisch erzeugen. Das kann mit dem folgenden Code erreicht werden.</text:p>
            <text:p text:style-name="P1"><draw:rect text:anchor-type="as-char" style:rel-width="100%" draw:z-index="11" draw:style-name="gr1" draw:text-style-name="P13" svg:width="0.0012in" svg:height="0.0213in"><text:p/></draw:rect></text:p>
            <text:p text:style-name="P1"><text:span text:style-name="T3">const Example = preload(“</text:span><text:span text:style-name="T5">res://example.tscn</text:span><text:span text:style-name="T3">”)</text:span></text:p>
            <text:p text:style-name="P8"/>
            <text:p text:style-name="P1"><text:span text:style-name="T3">var instance = Example.instance()</text:span></text:p>
            <text:p text:style-name="P1"><text:span text:style-name="T3">instance.position = Vector2(200, 0)</text:span></text:p>
            <text:p text:style-name="P8"/>
            <text:p text:style-name="P2"><text:span text:style-name="T3">add_child(instance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87" meta:word-count="435" meta:character-count="3460" meta:non-whitespace-character-count="3037"/>
    <meta:generator>LibreOfficeDev/6.0.5.2$Linux_X86_64 LibreOffice_project/</meta:generator>
  </office:meta>
</office:document-meta>
</file>